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633c2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2pt" style:language-asian="fr" style:country-asian="FR" style:font-style-asian="normal" style:font-weight-asian="normal" style:font-name-complex="DejaVu Sans1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2pt" style:language-asian="fr" style:country-asian="FR" style:font-style-asian="normal" style:font-weight-asian="normal" style:font-name-complex="DejaVu Sans1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thin this paragraph, I can say « Hello world! » because I defined it in a note.</text:p>
      <text:p text:style-name="P1">aa/45/bb</text:p>
      <table:table table:name="Tableau1" table:style-name="Tableau1">
        <table:table-column table:style-name="Tableau1.A" table:number-columns-repeated="1"/>
        <table:table-row>
          <table:table-cell table:style-name="Tableau1.A1" office:value-type="string" table:protected="false">
            <text:p text:style-name="Table_20_Contents">Within this paragraph, I will override var2: var2 OVERRIDDEN</text:p>
            <text:p text:style-name="Table_20_Contents">Within this one, var2 will not be overridden. Var2 is VAR2 not overridden. Var1 is var1 OVERRIDDEN.</text:p>
            <text:p text:style-name="Table_20_Contents">Var1 is overridden within the entire cell: var1 OVERRIDDEN.</text:p>
          </table:table-cell>
        </table:table-row>
      </table:table>
      <text:p text:style-name="Standard"><text:s/></text:p>
      <text:p text:style-name="Standard">Var1 not overridden = VAR1 not overridden.</text:p>
      <text:p text:style-name="Standard"/>
      <text:p text:style-name="Standard">A wr<office:annotation><dc:creator>POD</dc:creator><dc:date>2020-04-09T12:11:08</dc:date><text:p>Bad variable definition "aWrongVar + 2". A variable definition must have the form: {name[,name2,...} = {expression}, or * = {expression}. Every name must be a Python-compliant variable name. {expression} is a Python expression. When encountering such a statement, pod will define, in the specified part of the document, variables {name}, {name2}, etc, whose values will be initialized by evaluating {expression}.</text:p><text:p>  File "/usr/lib/python3/dist-packages/appy/pod/buffers.py", line 580, in createPodAction</text:p><text:p>    variables = self._getVariables(subExpr)</text:p><text:p>  File "/usr/lib/python3/dist-packages/appy/pod/buffers.py", line 512, in _getVariables</text:p><text:p>    raise ParsingError(BAD_VAR_EXPRESSION % sub)</text:p><text:p>appy.pod.buffers.ParsingError: Bad variable definition "aWrongVar + 2". A variable definition must have the form: {name[,name2,...} = {expression}, or * = {expression}. Every name must be a Python-compliant variable name. {expression} is a Python expression. When encountering such a statement, pod will define, in the specified part of the document, variables {name}, {name2}, etc, whose values will be initialized by evaluating {expression}.</text:p></office:annotation>ong variable definition in this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creation-date>2007-04-20T21:43:58</meta:creation-date>
    <dc:date>2018-04-18T10:14:26.754227121</dc:date>
    <dc:language>fr-FR</dc:language>
    <meta:editing-cycles>23</meta:editing-cycles>
    <meta:editing-duration>PT4H23M35S</meta:editing-duration>
    <meta:document-statistic meta:table-count="1" meta:image-count="0" meta:object-count="0" meta:page-count="1" meta:paragraph-count="8" meta:word-count="59" meta:character-count="323" meta:non-whitespace-character-count="270"/>
    <meta:user-defined meta:name="Info 1"/>
    <meta:user-defined meta:name="Info 2"/>
    <meta:user-defined meta:name="Info 3"/>
    <meta:user-defined meta:name="Info 4"/>
    <dc:title>varDef</dc:title>
  </office:meta>
</office:document-meta>
</file>